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707cm" svg:y="35.453cm">
            <draw:object draw:notify-on-update-of-ranges="Sheet1.A5:Sheet1.A9 Sheet1.B4:Sheet1.B4 Sheet1.B5:Sheet1.B9 Sheet1.A5:Sheet1.A9 Sheet1.B4:Sheet1.B4 Sheet1.B5:Sheet1.B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7.309cm" svg:y="35.552cm">
            <draw:object draw:notify-on-update-of-ranges="Sheet1.A13:Sheet1.A17 Sheet1.B12:Sheet1.B12 Sheet1.B13:Sheet1.B17 Sheet1.A13:Sheet1.A17 Sheet1.C12:Sheet1.C12 Sheet1.C13:Sheet1.C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0.899cm" svg:y="45.964cm">
            <draw:object draw:notify-on-update-of-ranges="Sheet1.A5:Sheet1.A9 Sheet1.B4:Sheet1.B4 Sheet1.B5:Sheet1.B9 Sheet1.A5:Sheet1.A9 Sheet1.B4:Sheet1.B4 Sheet1.B5:Sheet1.B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2.203cm" svg:y="57.475cm">
            <draw:object draw:notify-on-update-of-ranges="Sheet1.I5:Sheet1.I9 Sheet1.J4:Sheet1.J4 Sheet1.J5:Sheet1.J9 Sheet1.I5:Sheet1.I9 Sheet1.K4:Sheet1.K4 Sheet1.K5:Sheet1.K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.999cm" svg:height="8.999cm" svg:x="18.85cm" svg:y="57.625cm">
            <draw:object draw:notify-on-update-of-ranges="Sheet1.I13:Sheet1.I17 Sheet1.J12:Sheet1.J12 Sheet1.J13:Sheet1.J17 Sheet1.I13:Sheet1.I17 Sheet1.K12:Sheet1.K12 Sheet1.K13:Sheet1.K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.999cm" svg:height="8.999cm" svg:x="2.303cm" svg:y="68.144cm">
            <draw:object draw:notify-on-update-of-ranges="Sheet1.I21:Sheet1.I25 Sheet1.J20:Sheet1.J20 Sheet1.J21:Sheet1.J25 Sheet1.I21:Sheet1.I25 Sheet1.K20:Sheet1.K20 Sheet1.K21:Sheet1.K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ough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Taho</text:p>
          </table:table-cell>
          <table:table-cell office:value-type="string" calcext:value-type="string">
            <text:p>Taho-Modified 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4337" calcext:value-type="float">
            <text:p>0.494337</text:p>
          </table:table-cell>
          <table:table-cell office:value-type="float" office:value="1.375662" calcext:value-type="float">
            <text:p>1.37566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8932" calcext:value-type="float">
            <text:p>0.498932</text:p>
          </table:table-cell>
          <table:table-cell office:value-type="float" office:value="1.293472" calcext:value-type="float">
            <text:p>1.29347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9091" calcext:value-type="float">
            <text:p>0.499091</text:p>
          </table:table-cell>
          <table:table-cell office:value-type="float" office:value="1.303505" calcext:value-type="float">
            <text:p>1.30350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8484" calcext:value-type="float">
            <text:p>0.498484</text:p>
          </table:table-cell>
          <table:table-cell office:value-type="float" office:value="1.382481" calcext:value-type="float">
            <text:p>1.38248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8222" calcext:value-type="float">
            <text:p>0.498222</text:p>
          </table:table-cell>
          <table:table-cell office:value-type="float" office:value="1.332914" calcext:value-type="float">
            <text:p>1.332914</text:p>
          </table:table-cell>
          <table:table-cell table:number-columns-repeated="7"/>
        </table:table-row>
        <table:table-row table:style-name="ro1" table:number-rows-repeated="4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igh Traffic</text:p>
          </table:table-cell>
          <table:table-cell table:number-columns-repeated="8"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office:value-type="string" calcext:value-type="string">
            <text:p>b) Overhea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w Traffic</text:p>
          </table:table-cell>
          <table:table-cell table:number-columns-repeated="8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igh Traffic</text:p>
          </table:table-cell>
          <table:table-cell table:number-columns-repeated="8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 office:value-type="string" calcext:value-type="string">
            <text:p>c) Conges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w Traffic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Medium Traffic</text:p>
          </table:table-cell>
        </table:table-row>
        <table:table-row table:style-name="ro1" table:number-rows-repeated="2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igh Traffi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09:53:18.702461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0:53:35.841433946</meta:creation-date>
    <dc:date>2022-10-10T11:26:19.217555471</dc:date>
    <meta:editing-duration>PT1H32M36S</meta:editing-duration>
    <meta:editing-cycles>7</meta:editing-cycles>
    <meta:generator>LibreOffice/6.4.7.2$Linux_X86_64 LibreOffice_project/40$Build-2</meta:generator>
    <meta:document-statistic meta:table-count="1" meta:cell-count="28" meta:object-count="6"/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952cm" style:legend-expansion="high" chart:style-name="ch2"/>
        <chart:plot-area chart:style-name="ch3" table:cell-range-address="Sheet1.A5:Sheet1.B9 Sheet1.B4:Sheet1.B4" chart:data-source-has-labels="row" svg:x="0.32cm" svg:y="0.18cm" svg:width="13.249cm" svg:height="8.64cm">
          <chartooo:coordinate-region svg:x="1.418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7" chart:values-cell-range-address="Sheet1.B5:Sheet1.B9" chart:label-cell-address="Sheet1.B4:Sheet1.B4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ho</text:p>
                <draw:g>
                  <svg:desc>Sheet1.B4:Sheet1.B4</svg:desc>
                </draw:g>
              </table:table-cell>
              <table:table-cell office:value-type="string">
                <text:p>Taho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494337">
                <text:p>0.494337</text:p>
                <draw:g>
                  <svg:desc>Sheet1.B5:Sheet1.B9</svg:desc>
                </draw:g>
              </table:table-cell>
              <table:table-cell office:value-type="float" office:value="0.494337">
                <text:p>0.494337</text:p>
                <draw:g>
                  <svg:desc>Sheet1.B5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98932">
                <text:p>0.498932</text:p>
              </table:table-cell>
              <table:table-cell office:value-type="float" office:value="0.498932">
                <text:p>0.498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99091">
                <text:p>0.499091</text:p>
              </table:table-cell>
              <table:table-cell office:value-type="float" office:value="0.499091">
                <text:p>0.49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98484">
                <text:p>0.498484</text:p>
              </table:table-cell>
              <table:table-cell office:value-type="float" office:value="0.498484">
                <text:p>0.498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98222">
                <text:p>0.498222</text:p>
              </table:table-cell>
              <table:table-cell office:value-type="float" office:value="0.498222">
                <text:p>0.498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13:Sheet1.C17 Sheet1.B12:Sheet1.C12" chart:data-source-has-labels="row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B17" chart:label-cell-address="Sheet1.B12:Sheet1.B12" chart:class="chart:scatter">
            <chart:domain table:cell-range-address="Sheet1.A13:Sheet1.A17"/>
            <chart:data-point chart:repeated="5"/>
          </chart:series>
          <chart:series chart:style-name="ch7" chart:values-cell-range-address="Sheet1.C13:Sheet1.C17" chart:label-cell-address="Sheet1.C12:Sheet1.C1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12:Sheet1.B12</svg:desc>
                </draw:g>
              </table:table-cell>
              <table:table-cell office:value-type="string">
                <text:p/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3:Sheet1.A17</svg:desc>
                </draw:g>
              </table:table-cell>
              <table:table-cell office:value-type="float" office:value="NaN">
                <text:p>NaN</text:p>
                <draw:g>
                  <svg:desc>Sheet1.B13:Sheet1.B17</svg:desc>
                </draw:g>
              </table:table-cell>
              <table:table-cell office:value-type="float" office:value="NaN">
                <text:p>NaN</text:p>
                <draw:g>
                  <svg:desc>Sheet1.C13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952cm" style:legend-expansion="high" chart:style-name="ch2"/>
        <chart:plot-area chart:style-name="ch3" table:cell-range-address="Sheet1.A5:Sheet1.B9 Sheet1.B4:Sheet1.B4" chart:data-source-has-labels="row" svg:x="0.32cm" svg:y="0.18cm" svg:width="13.249cm" svg:height="8.64cm">
          <chartooo:coordinate-region svg:x="1.418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7" chart:values-cell-range-address="Sheet1.B5:Sheet1.B9" chart:label-cell-address="Sheet1.B4:Sheet1.B4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ho</text:p>
                <draw:g>
                  <svg:desc>Sheet1.B4:Sheet1.B4</svg:desc>
                </draw:g>
              </table:table-cell>
              <table:table-cell office:value-type="string">
                <text:p>Taho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494337">
                <text:p>0.494337</text:p>
                <draw:g>
                  <svg:desc>Sheet1.B5:Sheet1.B9</svg:desc>
                </draw:g>
              </table:table-cell>
              <table:table-cell office:value-type="float" office:value="0.494337">
                <text:p>0.494337</text:p>
                <draw:g>
                  <svg:desc>Sheet1.B5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98932">
                <text:p>0.498932</text:p>
              </table:table-cell>
              <table:table-cell office:value-type="float" office:value="0.498932">
                <text:p>0.498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99091">
                <text:p>0.499091</text:p>
              </table:table-cell>
              <table:table-cell office:value-type="float" office:value="0.499091">
                <text:p>0.49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98484">
                <text:p>0.498484</text:p>
              </table:table-cell>
              <table:table-cell office:value-type="float" office:value="0.498484">
                <text:p>0.498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98222">
                <text:p>0.498222</text:p>
              </table:table-cell>
              <table:table-cell office:value-type="float" office:value="0.498222">
                <text:p>0.4982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I5:Sheet1.K9 Sheet1.J4:Sheet1.K4" chart:data-source-has-labels="row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:Sheet1.J9" chart:label-cell-address="Sheet1.J4:Sheet1.J4" chart:class="chart:scatter">
            <chart:domain table:cell-range-address="Sheet1.I5:Sheet1.I9"/>
            <chart:data-point chart:repeated="5"/>
          </chart:series>
          <chart:series chart:style-name="ch7" chart:values-cell-range-address="Sheet1.K5:Sheet1.K9" chart:label-cell-address="Sheet1.K4:Sheet1.K4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Sheet1.J4:Sheet1.J4</svg:desc>
                </draw:g>
              </table:table-cell>
              <table:table-cell office:value-type="string">
                <text:p/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5:Sheet1.I9</svg:desc>
                </draw:g>
              </table:table-cell>
              <table:table-cell office:value-type="float" office:value="NaN">
                <text:p>NaN</text:p>
                <draw:g>
                  <svg:desc>Sheet1.J5:Sheet1.J9</svg:desc>
                </draw:g>
              </table:table-cell>
              <table:table-cell office:value-type="float" office:value="NaN">
                <text:p>NaN</text:p>
                <draw:g>
                  <svg:desc>Sheet1.K5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I13:Sheet1.K17 Sheet1.J12:Sheet1.K12" chart:data-source-has-labels="row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3:Sheet1.J17" chart:label-cell-address="Sheet1.J12:Sheet1.J12" chart:class="chart:scatter">
            <chart:domain table:cell-range-address="Sheet1.I13:Sheet1.I17"/>
            <chart:data-point chart:repeated="5"/>
          </chart:series>
          <chart:series chart:style-name="ch7" chart:values-cell-range-address="Sheet1.K13:Sheet1.K17" chart:label-cell-address="Sheet1.K12:Sheet1.K1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Sheet1.J12:Sheet1.J12</svg:desc>
                </draw:g>
              </table:table-cell>
              <table:table-cell office:value-type="string">
                <text:p/>
                <draw:g>
                  <svg:desc>Sheet1.K12:Sheet1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13:Sheet1.I17</svg:desc>
                </draw:g>
              </table:table-cell>
              <table:table-cell office:value-type="float" office:value="NaN">
                <text:p>NaN</text:p>
                <draw:g>
                  <svg:desc>Sheet1.J13:Sheet1.J17</svg:desc>
                </draw:g>
              </table:table-cell>
              <table:table-cell office:value-type="float" office:value="NaN">
                <text:p>NaN</text:p>
                <draw:g>
                  <svg:desc>Sheet1.K13:Sheet1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I21:Sheet1.K25 Sheet1.J20:Sheet1.K20" chart:data-source-has-labels="row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1:Sheet1.J25" chart:label-cell-address="Sheet1.J20:Sheet1.J20" chart:class="chart:scatter">
            <chart:domain table:cell-range-address="Sheet1.I21:Sheet1.I25"/>
            <chart:data-point chart:repeated="5"/>
          </chart:series>
          <chart:series chart:style-name="ch7" chart:values-cell-range-address="Sheet1.K21:Sheet1.K25" chart:label-cell-address="Sheet1.K20:Sheet1.K20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Sheet1.J20:Sheet1.J20</svg:desc>
                </draw:g>
              </table:table-cell>
              <table:table-cell office:value-type="string">
                <text:p/>
                <draw:g>
                  <svg:desc>Sheet1.K20:Sheet1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21:Sheet1.I25</svg:desc>
                </draw:g>
              </table:table-cell>
              <table:table-cell office:value-type="float" office:value="NaN">
                <text:p>NaN</text:p>
                <draw:g>
                  <svg:desc>Sheet1.J21:Sheet1.J25</svg:desc>
                </draw:g>
              </table:table-cell>
              <table:table-cell office:value-type="float" office:value="NaN">
                <text:p>NaN</text:p>
                <draw:g>
                  <svg:desc>Sheet1.K21:Sheet1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